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700000073A02BC30DEE973A0A.png" manifest:media-type="image/png"/>
  <manifest:file-entry manifest:full-path="Pictures/10000001000003490000038DE079CA805B4CB2C8.png" manifest:media-type="image/png"/>
  <manifest:file-entry manifest:full-path="Pictures/1000000000000780000004B08982B57CFFE76573.png" manifest:media-type="image/png"/>
  <manifest:file-entry manifest:full-path="Pictures/1000000100000389000002461B2601C6E76BE01B.png" manifest:media-type="image/png"/>
  <manifest:file-entry manifest:full-path="Pictures/10000001000003860000005ACFBB853E703FDFF7.png" manifest:media-type="image/png"/>
  <manifest:file-entry manifest:full-path="Pictures/10000001000002470000009A85882D1615EC8B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20pt" fo:font-weight="bold" officeooo:rsid="000016ee" officeooo:paragraph-rsid="000016ee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4pt" fo:font-weight="bold" officeooo:rsid="000016ee" officeooo:paragraph-rsid="000016e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Calibri" officeooo:rsid="000016ee" officeooo:paragraph-rsid="000016ee"/>
    </style:style>
    <style:style style:name="P4" style:family="paragraph" style:parent-style-name="Standard">
      <style:paragraph-properties fo:text-align="justify" style:justify-single-word="false"/>
      <style:text-properties style:font-name="Calibri" fo:font-weight="bold" officeooo:rsid="0001fd71" officeooo:paragraph-rsid="0001fd71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fo:font-weight="normal" officeooo:rsid="0001fd71" officeooo:paragraph-rsid="0001fd71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1fd71" officeooo:paragraph-rsid="0001fd71" style:font-size-asian="9.60000038146973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4" draw:name="Imagem1" text:anchor-type="char" svg:x="2.547cm" svg:y="0.243cm" svg:width="11.352cm" svg:height="2.66cm" draw:z-index="0"><draw:image xlink:href="Pictures/10000001000001C700000073A02BC30DEE973A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TESP Desenvolvimento de Software</text:p>
      <text:p text:style-name="P1"/>
      <text:p text:style-name="P2">Trabalho Individual Final DAS</text:p>
      <text:p text:style-name="Standard"/>
      <text:p text:style-name="Standard"/>
      <text:p text:style-name="Standard"/>
      <text:p text:style-name="Standard"><draw:frame draw:style-name="fr3" draw:name="Imagem2" text:anchor-type="char" svg:width="13.474cm" svg:height="9.051cm" draw:z-index="1"><draw:image xlink:href="Pictures/1000000000000780000004B08982B57CFFE76573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Tiago Afonso Machado Pinto nº 88</text:p>
      <text:p text:style-name="P3">1º ano Desenvolvimento de Software</text:p>
      <text:p text:style-name="P3">25 de Janeiro de 2023</text:p>
      <text:p text:style-name="P3"/>
      <text:p text:style-name="P3"/>
      <text:p text:style-name="P3"/>
      <text:p text:style-name="P3"><text:soft-page-break/></text:p>
      <text:p text:style-name="P3"/>
      <text:p text:style-name="P4">Criação do Repositório</text:p>
      <text:p text:style-name="P4"/>
      <text:p text:style-name="P5"><draw:frame draw:style-name="fr2" draw:name="Imagem3" text:anchor-type="char" svg:x="0.245cm" svg:y="2.037cm" svg:width="16.332cm" svg:height="9.973cm" draw:z-index="2"><draw:image xlink:href="Pictures/1000000100000389000002461B2601C6E76BE01B.png" xlink:type="simple" xlink:show="embed" xlink:actuate="onLoad" draw:mime-type="image/png"/></draw:frame>Depois de criar a pasta “DS-TiagoPinto-TrabalhoPraticoFinal”, neste caso a pasta foi criada utilizando a interface do Windows, mas poderíamos criar o repositório a partir do Git Bash com o comando: <text:span text:style-name="T1">mkdir, </text:span><text:span text:style-name="T2">iniciamos o Git com o comando </text:span><text:span text:style-name="T1">git flow init </text:span><text:span text:style-name="T2">para utilizarmos o workflow.</text:span></text:p>
      <text:p text:style-name="P5"><text:span text:style-name="T2"/></text:p>
      <text:p text:style-name="P5"><text:span text:style-name="T2"/></text:p>
      <text:p text:style-name="P5"><text:span text:style-name="T2">De seguida devemos criar um repositório no Github para fazermos a ligação entre o repositório local e o repositório remoto. Para conectarmos os dois repositórios é muito simples, o próprio Github fornece-nos os passos necessários. Primeiramente utilizamos o comando </text:span><text:span text:style-name="T1">“git remote add origin &lt;link_do_repositório&gt;”. <text:tab/></text:span></text:p>
      <text:p text:style-name="P5"><draw:frame draw:style-name="fr2" draw:name="Imagem4" text:anchor-type="char" svg:x="-0.062cm" svg:y="0.305cm" svg:width="8.553cm" svg:height="9.303cm" draw:z-index="3"><draw:image xlink:href="Pictures/10000001000003490000038DE079CA805B4CB2C8.png" xlink:type="simple" xlink:show="embed" xlink:actuate="onLoad" draw:mime-type="image/png"/></draw:frame><text:span text:style-name="T1"/></text:p>
      <text:p text:style-name="P6"><text:s/>O comando <text:span text:style-name="T1">git remote</text:span> é o que comando que cria <text:s text:c="3"/>efetivamente a ligação com o repositório remote. Ele permite realizar várias operações como ver, adicionar e remover conexões remotas.</text:p>
      <text:p text:style-name="P5"><text:span text:style-name="T2"/></text:p>
      <text:p text:style-name="P5"><text:span text:style-name="T2"><text:s/>O próximo passo é fazer um </text:span><text:span text:style-name="T1">push </text:span><text:span text:style-name="T2">que é usado para transferir os commits ou enviar o conteúdo do repositório local para o repositório remoto.</text:span></text:p>
      <text:p text:style-name="P5"><text:span text:style-name="T2"/></text:p>
      <text:p text:style-name="P5"><text:span text:style-name="T2">O </text:span><text:span text:style-name="T1">push </text:span><text:span text:style-name="T2">é o comando que devemos utilizar sempre que fazemos alterações no repositório, após realizarmos os commits.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draw:frame draw:style-name="fr1" draw:name="Imagem5" text:anchor-type="char" svg:x="-0.178cm" svg:y="0.446cm" svg:width="17.491cm" svg:height="2.193cm" draw:z-index="4"><draw:image xlink:href="Pictures/10000001000003860000005ACFBB853E703FDFF7.png" xlink:type="simple" xlink:show="embed" xlink:actuate="onLoad" draw:mime-type="image/png"/></draw:frame><draw:frame draw:style-name="fr1" draw:name="Imagem6" text:anchor-type="char" svg:x="-0.171cm" svg:y="3.009cm" svg:width="17.491cm" svg:height="4.075cm" draw:z-index="5"><draw:image xlink:href="Pictures/10000001000002470000009A85882D1615EC8BCB.png" xlink:type="simple" xlink:show="embed" xlink:actuate="onLoad" draw:mime-type="image/png"/></draw:frame><text:soft-page-break/><text:span text:style-name="T2"/></text:p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0T22:07:16.052000000</dc:date>
    <meta:editing-duration>PT25M57S</meta:editing-duration>
    <meta:editing-cycles>2</meta:editing-cycles>
    <meta:generator>LibreOffice/7.4.2.3$Windows_X86_64 LibreOffice_project/382eef1f22670f7f4118c8c2dd222ec7ad009daf</meta:generator>
    <meta:document-statistic meta:table-count="0" meta:image-count="6" meta:object-count="0" meta:page-count="3" meta:paragraph-count="12" meta:word-count="187" meta:character-count="1201" meta:non-whitespace-character-count="1017"/>
  </office:meta>
</office:document-meta>
</file>